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ortalManagerAspectContext.invokeNext( ContentHandler ch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PortalManagerAspectContext.invoke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PortalManagerAspectContext.getAspec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rtalManagerAspectContext.DefaultPortalManagerAspectContext( PortalManagerAspectChain chain , PortalService service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ortalManagerAspectContext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